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Text_20_body">
      <style:paragraph-properties fo:margin-top="0cm" fo:margin-bottom="0cm"/>
    </style:style>
    <style:style style:name="T1" style:family="text">
      <style:text-properties style:font-weight-asian="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夹板</text:h>
      <text:p text:style-name="Text_20_body">　　夹板，也称<text:a xlink:type="simple" xlink:href="http://baike.baidu.com/view/9339.htm" office:target-frame-name="_blank" xlink:show="new">胶合板</text:a>、行内俗称细芯板。由三层或多层一毫米厚的单板或薄板胶贴热压制而成。是目前手工制作<text:a xlink:type="simple" xlink:href="http://baike.baidu.com/view/47164.htm" office:target-frame-name="_blank" xlink:show="new">家具</text:a>最为常用的材料。夹板一般分为3厘板、5厘板、9厘板、12厘板、15厘板和18厘板六种规格（1厘即为1mm）。</text:p>
      <text:h text:style-name="Heading_20_3" text:outline-level="3"><text:bookmark text:name="2_5"/><text:bookmark text:name="sub1342155_2_5"/>装饰面板</text:h>
      <text:p text:style-name="Text_20_body">　　装饰面板，俗称面板。是将实木板精密刨切成厚度为0.2mm左右的微薄木皮，以夹板为基材，经过胶粘工艺制做而成的具有单面装饰作用的装饰板材。它是夹板存在的特殊方式，厚度为3厘。装饰面板是目前有别于混油做法的一种高级装修材料。</text:p>
      <text:h text:style-name="Heading_20_3" text:outline-level="3"><text:bookmark text:name="2_6"/><text:bookmark text:name="sub1342155_2_6"/>细木工板</text:h>
      <text:p text:style-name="Text_20_body">　　细木工板，行内俗称大芯板。大芯板是由两片单板中间粘压拼接木板而成。大芯板的价格比细芯板要便宜，其竖向(以芯材走向区分)抗弯压强度差，但横向抗弯压强度较高。</text:p>
      <text:h text:style-name="Heading_20_3" text:outline-level="3"><text:bookmark text:name="2_7"/><text:bookmark text:name="sub1342155_2_7"/>刨花板</text:h>
      <text:p text:style-name="P1">　　刨花板是用木材碎料为主要原料，再渗加胶水，添加剂经压制而成的薄型板材。按压制方法可分为挤压刨花板、平压刨花板二类。此类板材主要优点是价格极其便宜。其缺点也很明显</text:p>
      <text:p text:style-name="Text_20_body"><text:a xlink:type="simple" xlink:href="http://baike.baidu.com/albums/1342155/1342155/0/0.html#0$79b1e936381b350b0b55a930" office:target-frame-name="_blank" xlink:show="new">  </text:a><draw:a xlink:type="simple" xlink:href="http://baike.baidu.com/albums/1342155/1342155/0/0.html#0$79b1e936381b350b0b55a930" office:target-frame-name="_blank" xlink:show="new"><draw:frame draw:style-name="fr1" draw:name="图形1" text:anchor-type="as-char" svg:width="4.657cm" svg:height="5.874cm" draw:z-index="0"><draw:image xlink:href="http://h.hiphotos.baidu.com/baike/s%3D220/sign=31c6e4e9fd1f4134e437027c151e95c1/962bd40735fae6cdec51d26b0fb30f2443a70fd6.jpg" xlink:type="simple" xlink:show="embed" xlink:actuate="onLoad"/><svg:title>三聚氰胺板</svg:title></draw:frame></draw:a></text:p>
      <text:p text:style-name="Text_20_body">三聚氰胺板</text:p>
      <text:p text:style-name="Text_20_body">：强度极差。一般不适宜制作较大型或者有力学要求的家私。</text:p>
      <text:h text:style-name="Heading_20_3" text:outline-level="3"><text:bookmark text:name="2_8"/><text:bookmark text:name="sub1342155_2_8"/>密度板</text:h>
      <text:p text:style-name="Text_20_body">　　密度板，也称纤维板。是以木质纤维或其他植物纤维为原料，施加脲醛树脂或其他适用的胶粘剂制成的<text:a xlink:type="simple" xlink:href="http://baike.baidu.com/view/818268.htm" office:target-frame-name="_blank" xlink:show="new">人造板</text:a>材，按其密度的不同，分为高密度板、中密度板、低密度板。密度板由于质软耐冲击，也容易再加工。在国外，密度板是制作家私的一种良好材料，但由于国家关于高度板的标准比国际的标准低数倍，所以，密度板在我国的使用质量还有待提高。</text:p>
      <text:h text:style-name="Heading_20_3" text:outline-level="3"><text:bookmark text:name="2_9"/><text:bookmark text:name="sub1342155_2_9"/><text:soft-page-break/>防火板</text:h>
      <text:p text:style-name="Text_20_body">　 　防火板是采用硅质材料或钙质材料为主要原料，与一定比例的纤维材料、轻质骨料、黏合剂和化学添加剂混合，经蒸压技术制成的装饰板材。是目前越来越多使用 的一种新型材料，其使用不仅仅是因为防火的因素。防火板的施工对于粘贴胶水的要求比较高，质量较好的防火板价格比装饰面板也要贵。防火板的厚度一般为 0.8mm、1mm和1.2mm。</text:p>
      <text:h text:style-name="Heading_20_3" text:outline-level="3"><text:bookmark text:name="2_10"/><text:bookmark text:name="sub1342155_2_10"/>三聚氰胺板</text:h>
      <text:p text:style-name="Text_20_body">　　三聚氰胺板，全称是三聚氰胺浸渍胶膜纸饰面人造板。是将带有不同颜色或纹理的纸放入三聚氰胺树脂胶粘剂中浸泡，然后干燥到一定固化程度，将其铺装在刨花板、<text:a xlink:type="simple" xlink:href="http://baike.baidu.com/view/9310.htm" office:target-frame-name="_blank" xlink:show="new">中密度纤维板</text:a>或硬质纤维板表面，经热压而成的装饰板。三聚氰胺板是一种墙面装饰材料。目前有人用三聚氰胺板假冒复合地板用于地面装饰，这是不合适的。</text:p>
      <text:h text:style-name="Heading_20_3" text:outline-level="3"><text:bookmark text:name="2_11"/><text:bookmark text:name="sub1342155_2_11"/>纤维板的分类</text:h>
      <text:p text:style-name="P1">　　1．按原料分类：木质纤维板，非木质纤维板。 </text:p>
      <text:p text:style-name="P1">　　2．按处理方式分类：特硬质纤维板，普通硬质<text:a xlink:type="simple" xlink:href="http://baike.baidu.com/view/198117.htm" office:target-frame-name="_blank" xlink:show="new">纤维板</text:a>。 </text:p>
      <text:p text:style-name="P1">　　3．按容重分类：硬质纤维板（又称高密度纤维板），半硬质纤维板（又称中密度纤维板），软质纤维板（又称低密度纤维板）。</text:p>
      <text:p text:style-name="Standard"/>
      <text:h text:style-name="Heading_20_1" text:outline-level="1"><text:bookmark text:name="lemmaTitle-2062305"/>实木颗粒板</text:h>
      <text:section text:style-name="Sect1" text:name="lemmaContent-0">
        <text:p text:style-name="P1">　　实木颗粒板也叫刨花板 </text:p>
        <text:p text:style-name="P1">　　实木颗粒板，是由木材或其他木质纤维素材料制成的碎料，施加胶粘剂后在热力和压力作用下胶合成的人造板。是以刨花板的工艺生产的板材。</text:p>
        <text:p text:style-name="P1">均质实木颗粒板的学名叫<text:a xlink:type="simple" xlink:href="http://baike.baidu.com/view/28502.htm" office:target-frame-name="_blank" xlink:show="new">定向结构刨花板</text:a>, 是一种以小径材、间伐材、木芯、板皮、枝桠材等为原料通过专用设备加工成长40mm，70mm，宽5mm，20mm，厚0.3mm，0.7mm的刨片，经 干燥、施胶和专用的设备将表芯层刨片纵横交错定向铺装后，经热压成型后的一种人造板。大亚均质刨花板将刨片通过先进的单通道干燥机进行干燥处理后，膨胀系 数小，防潮性能非常好，其刨片实行的是定向层层铺装，所以它的内部内部质地均匀，比普通刨花板和粉状的密度板握钉力、抗弯压性、稳定性都要要强。 </text:p>
        <text:p text:style-name="P1">　　定向结构刨花板作为一种高档环保的基材被欧美国家家具生产商所广泛采用，在欧美家具市场人造板基本以实木颗粒板为主，国内高档板式家具市场也开始大面积采用这种板材。</text:p>
      </text:section>
      <text:h text:style-name="Heading_20_1" text:outline-level="1"><text:bookmark text:name="lemmaTitle-2008872"/>模压板</text:h>
      <text:section text:style-name="Sect1" text:name="区域1">
        <text:p text:style-name="P1"><text:bookmark text:name="lemmaContent-0"/>　　模压板就是吸板，一直是<text:a xlink:type="simple" xlink:href="http://baike.baidu.com/view/3622.htm" office:target-frame-name="_blank" xlink:show="new">欧洲</text:a>厨房和卫生间、浴室家具门板的主流材料，</text:p>
        <text:p text:style-name="P1">国内从1997年开始陆续有企业开始在产品中使用。 </text:p>
        <text:p text:style-name="P1">　　<text:span text:style-name="T1">模压板的材质与用途：</text:span> </text:p>
        <text:p text:style-name="P1">　　它的材料通常是选择优质的中密度板，进行铣型、砂光后，在表面通过真空吸覆的原理，把PVC膜紧密的贴上而形成的门板和装饰板产品，具有防水性能好、环保、造型和色彩纹理多样的优点。也是国<text:soft-page-break/>内目前性价比较高和常用的产品 </text:p>
        <text:p text:style-name="P1">　　造型多变是模压板的一大特点，即可以复古，也可以时尚，更可能前卫。 </text:p>
        <text:p text:style-name="P1">　　<text:span text:style-name="T1">模压板的规格：　　</text:span> </text:p>
        <text:p text:style-name="P1">　模压板的规格应该和板材的规格一样的。最常用的应该是4*8尺，也就是最大可以做出1200*2400的一块大的模压板。 </text:p>
        <text:p text:style-name="P1">　　<text:span text:style-name="T1">模压板的用途：</text:span> </text:p>
        <text:p text:style-name="P1">　　模压板常用于<text:a xlink:type="simple" xlink:href="http://baike.baidu.com/view/480366.htm" office:target-frame-name="_blank" xlink:show="new">橱柜</text:a>和卫浴柜的面板上。</text:p>
      </text:section>
      <text:h text:style-name="Heading_20_1" text:outline-level="1"><text:bookmark text:name="lemmaTitle-1253798"/>亚克力板</text:h>
      <text:h text:style-name="Heading_20_4" text:outline-level="4"><text:a xlink:type="simple" xlink:href="http://baike.baidu.com/view/1253798.htm#">求助编辑</text:a>百科名片</text:h>
      <text:section text:style-name="Sect1" text:name="cardpic0">
        <text:p text:style-name="P1">亚克力板</text:p>
      </text:section>
      <text:p text:style-name="Text_20_body">"亚克力"是一个音译词，英文是ACRYLIC。她是一种化学材料。化学名叫做"PMMA"属丙烯醇类，俗称"经过特殊处理的有机玻璃"，在应用行业亚克 力的原材料一般以颗粒、板材、管材等形式出现。亚克力又称特殊处理的有机玻璃，系有机玻璃换代产品，用亚克力制作的灯箱具有透光性能好、颜色纯正、色彩丰 富、美观平整、兼顾白天夜晚两种效果、使用寿命长、两天不影响使用等特点，此外，亚克力板材与铝塑板型材、高级丝网印等可以完美结合，满足商家的需求，亚 克力吸塑是提高营业店面档次，统一企业形象最好的户外广告形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文泉驿正黑"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文泉驿正黑" style:font-size-asian="24pt" style:font-weight-asian="bold" style:font-name-complex="Lohit Hindi"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文泉驿正黑"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fei </meta:initial-creator>
    <meta:creation-date>2012-08-21T15:06:57</meta:creation-date>
    <dc:date>2012-08-21T15:16:31</dc:date>
    <dc:creator>kefei </dc:creator>
    <meta:editing-duration>PT8M57S</meta:editing-duration>
    <meta:editing-cycles>5</meta:editing-cycles>
    <meta:generator>LibreOffice/3.5$Linux_x86 LibreOffice_project/350m1$Build-2</meta:generator>
    <meta:document-statistic meta:table-count="0" meta:image-count="1" meta:object-count="0" meta:page-count="3" meta:paragraph-count="40" meta:word-count="692" meta:character-count="1999" meta:non-whitespace-character-count="2210"/>
  </office:meta>
</office:document-meta>
</file>